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face style:name="ArialMT1" svg:font-family="ArialMT" style:font-family-generic="swiss"/>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59670" officeooo:paragraph-rsid="0005967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BoldMT" fo:font-size="12pt" fo:font-weight="bold" officeooo:rsid="00059670" officeooo:paragraph-rsid="00059670" style:font-size-asian="12pt" style:font-weight-asian="bold"/>
    </style:style>
    <style:style style:name="P4" style:family="paragraph" style:parent-style-name="Standard">
      <style:paragraph-properties fo:text-align="justify" style:justify-single-word="false"/>
      <style:text-properties style:font-name="ArialMT" fo:font-size="12pt" officeooo:rsid="00059670" style:font-size-asian="12pt"/>
    </style:style>
    <style:style style:name="P5" style:family="paragraph" style:parent-style-name="Standard">
      <style:paragraph-properties fo:text-align="justify" style:justify-single-word="false"/>
      <style:text-properties style:font-name="ArialMT" fo:font-size="12pt" officeooo:rsid="00059670" officeooo:paragraph-rsid="00059670" style:font-size-asian="12pt"/>
    </style:style>
    <style:style style:name="P6" style:family="paragraph" style:parent-style-name="Standard">
      <style:paragraph-properties fo:text-align="justify" style:justify-single-word="false"/>
      <style:text-properties style:font-name="ArialMT" fo:font-size="12pt" officeooo:rsid="00059670" officeooo:paragraph-rsid="0006caf3" style:font-size-asian="12pt"/>
    </style:style>
    <style:style style:name="P7" style:family="paragraph" style:parent-style-name="Standard">
      <style:paragraph-properties fo:text-align="justify" style:justify-single-word="false"/>
      <style:text-properties style:font-name="ArialMT" fo:font-size="12pt" officeooo:rsid="00059670" officeooo:paragraph-rsid="00096999" style:font-size-asian="12pt"/>
    </style:style>
    <style:style style:name="P8" style:family="paragraph" style:parent-style-name="Standard">
      <style:paragraph-properties fo:text-align="justify" style:justify-single-word="false"/>
      <style:text-properties style:font-name="ArialMT" fo:font-size="12pt" fo:font-weight="bold" officeooo:rsid="00059670" officeooo:paragraph-rsid="00059670" style:font-size-asian="12pt" style:font-weight-asian="bold" style:font-weight-complex="bold"/>
    </style:style>
    <style:style style:name="P9" style:family="paragraph" style:parent-style-name="Standard">
      <style:paragraph-properties fo:text-align="justify" style:justify-single-word="false"/>
      <style:text-properties style:font-name="ArialMT" fo:font-size="12pt" fo:font-weight="bold" officeooo:rsid="000b370e" officeooo:paragraph-rsid="000b370e" style:font-size-asian="12pt" style:font-weight-asian="bold" style:font-weight-complex="bold"/>
    </style:style>
    <style:style style:name="P10" style:family="paragraph" style:parent-style-name="Standard">
      <style:paragraph-properties fo:text-align="justify" style:justify-single-word="false"/>
      <style:text-properties style:font-name="ArialMT" fo:font-size="12pt" fo:font-weight="bold" officeooo:rsid="000b370e" officeooo:paragraph-rsid="000bd6f6" style:font-size-asian="12pt" style:font-weight-asian="bold" style:font-weight-complex="bold"/>
    </style:style>
    <style:style style:name="P11" style:family="paragraph" style:parent-style-name="Standard">
      <style:paragraph-properties fo:text-align="justify" style:justify-single-word="false"/>
      <style:text-properties style:font-name="ArialMT" fo:font-size="12pt" fo:font-weight="bold" officeooo:rsid="000d9b6c" officeooo:paragraph-rsid="000d9b6c" style:font-size-asian="12pt" style:font-weight-asian="bold" style:font-weight-complex="bold"/>
    </style:style>
    <style:style style:name="P12" style:family="paragraph" style:parent-style-name="Standard">
      <style:paragraph-properties fo:text-align="justify" style:justify-single-word="false"/>
      <style:text-properties style:font-name="ArialMT" fo:font-size="12pt" fo:font-style="normal" fo:font-weight="bold" officeooo:rsid="0006caf3" officeooo:paragraph-rsid="0006caf3" style:font-size-asian="12pt"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ArialMT" fo:font-size="12pt" fo:font-style="normal" fo:font-weight="bold" officeooo:rsid="0006caf3" officeooo:paragraph-rsid="00096999" style:font-size-asian="12pt"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font-name="ArialMT" fo:font-size="12pt" fo:font-weight="normal" officeooo:rsid="000bd6f6" officeooo:paragraph-rsid="000bd6f6" style:font-size-asian="12pt" style:font-weight-asian="normal" style:font-weight-complex="normal"/>
    </style:style>
    <style:style style:name="P15" style:family="paragraph" style:parent-style-name="Standard">
      <style:paragraph-properties fo:text-align="justify" style:justify-single-word="false"/>
      <style:text-properties style:font-name="ArialMT" fo:font-size="12pt" fo:font-weight="normal" officeooo:rsid="000d9b6c" officeooo:paragraph-rsid="000d9b6c" style:font-size-asian="12pt" style:font-weight-asian="normal" style:font-weight-complex="normal"/>
    </style:style>
    <style:style style:name="P16" style:family="paragraph" style:parent-style-name="Standard">
      <style:paragraph-properties fo:text-align="justify" style:justify-single-word="false"/>
      <style:text-properties style:font-name="ArialMT" fo:font-size="12pt" fo:font-weight="normal" officeooo:rsid="000ebcf8" officeooo:paragraph-rsid="000ebcf8" style:font-size-asian="12pt" style:font-weight-asian="normal" style:font-weight-complex="normal"/>
    </style:style>
    <style:style style:name="P17" style:family="paragraph" style:parent-style-name="Standard">
      <style:paragraph-properties fo:text-align="justify" style:justify-single-word="false"/>
      <style:text-properties style:font-name="ArialMT" fo:font-size="12pt" fo:font-weight="normal" officeooo:rsid="000ebcf8" officeooo:paragraph-rsid="000ebcf8" style:font-size-asian="12pt" style:font-weight-asian="normal" style:font-weight-complex="normal"/>
    </style:style>
    <style:style style:name="P18" style:family="paragraph" style:parent-style-name="Standard">
      <style:paragraph-properties fo:text-align="justify" style:justify-single-word="false"/>
      <style:text-properties style:font-name="ArialMT" fo:font-size="12pt" fo:font-weight="normal" officeooo:rsid="000ebcf8" officeooo:paragraph-rsid="00119e8f" style:font-size-asian="12pt" style:font-weight-asian="normal" style:font-weight-complex="normal"/>
    </style:style>
    <style:style style:name="P19" style:family="paragraph" style:parent-style-name="Standard">
      <style:paragraph-properties fo:text-align="justify" style:justify-single-word="false"/>
      <style:text-properties style:font-name="ArialMT" fo:font-size="12pt" fo:font-weight="normal" officeooo:rsid="00101732" officeooo:paragraph-rsid="00101732" style:font-size-asian="12pt" style:font-weight-asian="normal" style:font-weight-complex="normal"/>
    </style:style>
    <style:style style:name="P20" style:family="paragraph" style:parent-style-name="Standard">
      <style:paragraph-properties fo:text-align="justify" style:justify-single-word="false"/>
      <style:text-properties style:font-name="ArialMT" fo:font-size="12pt" fo:font-weight="normal" officeooo:rsid="00101732" officeooo:paragraph-rsid="0017a4d3" style:font-size-asian="12pt" style:font-weight-asian="normal" style:font-weight-complex="normal"/>
    </style:style>
    <style:style style:name="P21" style:family="paragraph" style:parent-style-name="Standard">
      <style:paragraph-properties fo:text-align="justify" style:justify-single-word="false"/>
      <style:text-properties style:font-name="ArialMT" fo:font-size="12pt" fo:font-weight="bold" officeooo:rsid="00101732" officeooo:paragraph-rsid="00101732" style:font-size-asian="12pt" style:font-weight-asian="bold" style:font-weight-complex="bold"/>
    </style:style>
    <style:style style:name="P22" style:family="paragraph" style:parent-style-name="Standard">
      <style:paragraph-properties fo:text-align="justify" style:justify-single-word="false"/>
      <style:text-properties style:font-name="ArialMT" fo:font-size="12pt" fo:font-weight="bold" officeooo:rsid="00101732" officeooo:paragraph-rsid="00119e8f" style:font-size-asian="12pt" style:font-weight-asian="bold" style:font-weight-complex="bold"/>
    </style:style>
    <style:style style:name="P23" style:family="paragraph" style:parent-style-name="Standard">
      <style:paragraph-properties fo:text-align="justify" style:justify-single-word="false"/>
      <style:text-properties style:font-name="ArialMT" fo:font-size="12pt" fo:font-style="normal" fo:font-weight="normal" officeooo:rsid="0006caf3" officeooo:paragraph-rsid="00101732" style:font-size-asian="12pt"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ArialMT" fo:font-size="12pt" fo:font-style="normal" fo:font-weight="normal" officeooo:rsid="0006caf3" officeooo:paragraph-rsid="00119e8f" style:font-size-asian="12pt"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ArialMT" fo:font-size="12pt" fo:font-style="normal" fo:font-weight="normal" officeooo:rsid="0006caf3" officeooo:paragraph-rsid="00126e79" style:font-size-asian="12pt"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ArialMT" fo:font-size="12pt" fo:font-style="normal" fo:font-weight="normal" officeooo:rsid="0006caf3" officeooo:paragraph-rsid="0017a4d3" style:font-size-asian="12pt"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ArialMT" fo:font-size="12pt" fo:font-style="normal" fo:font-weight="normal" officeooo:rsid="00101732" officeooo:paragraph-rsid="00101732" style:font-size-asian="12pt"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ArialMT" fo:font-size="12pt" fo:font-style="normal" fo:font-weight="normal" officeooo:rsid="00101732" officeooo:paragraph-rsid="00119e8f" style:font-size-asian="12pt"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ArialMT" fo:font-size="12pt" fo:font-style="normal" fo:font-weight="normal" officeooo:rsid="000ebcf8" officeooo:paragraph-rsid="00119e8f" style:font-size-asian="12pt"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ArialMT" fo:font-size="12pt" fo:font-style="normal" fo:font-weight="normal" officeooo:rsid="00119e8f" officeooo:paragraph-rsid="00119e8f" style:font-size-asian="12pt"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ArialMT" fo:font-size="12pt" fo:font-style="normal" fo:font-weight="normal" officeooo:rsid="001229df" officeooo:paragraph-rsid="001229df" style:font-size-asian="12pt"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ArialMT" fo:font-size="12pt" fo:font-style="normal" fo:font-weight="normal" officeooo:rsid="00126e79" officeooo:paragraph-rsid="00126e79" style:font-size-asian="12pt"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ArialMT" fo:font-size="12pt" fo:font-style="normal" fo:font-weight="normal" officeooo:rsid="00126e79" officeooo:paragraph-rsid="001447a8" style:font-size-asian="12pt"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ArialMT" fo:font-size="12pt" fo:font-style="normal" fo:font-weight="normal" officeooo:rsid="001447a8" officeooo:paragraph-rsid="001447a8" style:font-size-asian="12pt"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ArialMT" fo:font-size="12pt" fo:font-style="normal" fo:font-weight="bold" officeooo:rsid="00101732" officeooo:paragraph-rsid="00101732" style:font-size-asian="12pt"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ArialMT" fo:font-size="12pt" fo:font-style="normal" fo:font-weight="bold" officeooo:rsid="00119e8f" officeooo:paragraph-rsid="00119e8f" style:font-size-asian="12pt"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ArialMT" fo:font-size="12pt" fo:font-style="normal" fo:font-weight="bold" officeooo:rsid="001229df" officeooo:paragraph-rsid="001229df" style:font-size-asian="12pt"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style:font-name="ArialMT" fo:font-size="12pt" fo:font-style="normal" fo:font-weight="bold" officeooo:rsid="0006caf3" officeooo:paragraph-rsid="001229df" style:font-size-asian="12pt"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ArialMT" fo:font-size="12pt" fo:font-style="normal" fo:font-weight="bold" officeooo:rsid="0006caf3" officeooo:paragraph-rsid="00126e79" style:font-size-asian="12pt"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ArialMT" fo:font-size="12pt" fo:font-style="normal" fo:font-weight="bold" officeooo:rsid="00126e79" officeooo:paragraph-rsid="00126e79" style:font-size-asian="12pt"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ArialMT" fo:font-size="12pt" fo:font-style="normal" fo:font-weight="bold" officeooo:rsid="001447a8" officeooo:paragraph-rsid="001447a8" style:font-size-asian="12pt"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officeooo:paragraph-rsid="0017a4d3"/>
    </style:style>
    <style:style style:name="T1" style:family="text">
      <style:text-properties style:font-name="ArialMT" fo:font-size="12pt" style:font-size-asian="12pt"/>
    </style:style>
    <style:style style:name="T2" style:family="text">
      <style:text-properties style:font-name="ArialMT" fo:font-size="12pt" officeooo:rsid="00059670" style:font-size-asian="12pt"/>
    </style:style>
    <style:style style:name="T3" style:family="text">
      <style:text-properties style:font-name="ArialMT" fo:font-size="12pt" officeooo:rsid="0006caf3" style:font-size-asian="12pt"/>
    </style:style>
    <style:style style:name="T4" style:family="text">
      <style:text-properties style:font-name="ArialMT" fo:font-size="12pt" officeooo:rsid="0007bb78" style:font-size-asian="12pt"/>
    </style:style>
    <style:style style:name="T5" style:family="text">
      <style:text-properties style:font-name="ArialMT" fo:font-size="12pt" officeooo:rsid="00096999" style:font-size-asian="12pt"/>
    </style:style>
    <style:style style:name="T6" style:family="text">
      <style:text-properties style:font-name="ArialMT" fo:font-size="12pt" officeooo:rsid="000af8b0" style:font-size-asian="12pt"/>
    </style:style>
    <style:style style:name="T7" style:family="text">
      <style:text-properties style:font-name="ArialMT" fo:font-size="12pt" fo:font-style="normal" fo:font-weight="normal" officeooo:rsid="0006caf3" style:font-size-asian="12pt" style:font-style-asian="normal" style:font-weight-asian="normal" style:font-style-complex="normal" style:font-weight-complex="normal"/>
    </style:style>
    <style:style style:name="T8" style:family="text">
      <style:text-properties style:font-name="ArialMT" fo:font-size="12pt" fo:font-style="normal" fo:font-weight="normal" officeooo:rsid="0007bb78" style:font-size-asian="12pt" style:font-style-asian="normal" style:font-weight-asian="normal" style:font-style-complex="normal" style:font-weight-complex="normal"/>
    </style:style>
    <style:style style:name="T9" style:family="text">
      <style:text-properties style:font-name="ArialMT" fo:font-size="12pt" fo:font-style="normal" fo:font-weight="normal" officeooo:rsid="00096999" style:font-size-asian="12pt" style:font-style-asian="normal" style:font-weight-asian="normal" style:font-style-complex="normal" style:font-weight-complex="normal"/>
    </style:style>
    <style:style style:name="T10" style:family="text">
      <style:text-properties style:font-name="ArialMT" fo:font-size="12pt" fo:font-style="normal" fo:font-weight="normal" officeooo:rsid="000af8b0" style:font-size-asian="12pt" style:font-style-asian="normal" style:font-weight-asian="normal" style:font-style-complex="normal" style:font-weight-complex="normal"/>
    </style:style>
    <style:style style:name="T11" style:family="text">
      <style:text-properties style:font-name="ArialMT" fo:font-size="12pt" fo:font-style="normal" fo:font-weight="normal" officeooo:rsid="001229df" style:font-size-asian="12pt" style:font-style-asian="normal" style:font-weight-asian="normal" style:font-style-complex="normal" style:font-weight-complex="normal"/>
    </style:style>
    <style:style style:name="T12" style:family="text">
      <style:text-properties officeooo:rsid="00096999"/>
    </style:style>
    <style:style style:name="T13" style:family="text">
      <style:text-properties officeooo:rsid="000bd6f6"/>
    </style:style>
    <style:style style:name="T14" style:family="text">
      <style:text-properties officeooo:rsid="000d9b6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officeooo:rsid="0006caf3" style:font-style-asian="normal" style:font-style-complex="normal"/>
    </style:style>
    <style:style style:name="T18" style:family="text">
      <style:text-properties fo:font-style="normal" officeooo:rsid="0007bb78" style:font-style-asian="normal" style:font-style-complex="normal"/>
    </style:style>
    <style:style style:name="T19" style:family="text">
      <style:text-properties fo:font-style="normal" officeooo:rsid="00096999" style:font-style-asian="normal" style:font-style-complex="normal"/>
    </style:style>
    <style:style style:name="T20" style:family="text">
      <style:text-properties fo:font-style="normal" officeooo:rsid="00119e8f" style:font-style-asian="normal" style:font-style-complex="normal"/>
    </style:style>
    <style:style style:name="T21" style:family="text">
      <style:text-properties officeooo:rsid="0007bb78"/>
    </style:style>
    <style:style style:name="T22" style:family="text">
      <style:text-properties officeooo:rsid="000af8b0"/>
    </style:style>
    <style:style style:name="T23" style:family="text">
      <style:text-properties fo:color="#a31515" style:font-name="Courier New" fo:font-size="10pt" fo:language="es" fo:country="MX" style:font-size-asian="10pt"/>
    </style:style>
    <style:style style:name="T24" style:family="text">
      <style:text-properties fo:color="#a31515" style:font-name="Courier New" fo:font-size="10pt" fo:language="es" fo:country="MX" officeooo:rsid="00096999" style:font-size-asian="10pt"/>
    </style:style>
    <style:style style:name="T25" style:family="text">
      <style:text-properties fo:color="#a31515" style:font-name="ArialMT1" fo:font-size="10pt" fo:language="es" fo:country="MX" style:font-size-asian="10pt"/>
    </style:style>
    <style:style style:name="T26" style:family="text">
      <style:text-properties fo:color="#a31515" style:font-name="ArialMT1" fo:font-size="10pt" fo:language="es" fo:country="MX" officeooo:rsid="00096999" style:font-size-asian="10pt"/>
    </style:style>
    <style:style style:name="T27" style:family="text">
      <style:text-properties fo:color="#a31515" style:font-name="ArialMT1" fo:font-size="12pt" fo:language="es" fo:country="MX" style:font-size-asian="12pt" style:font-size-complex="12pt"/>
    </style:style>
    <style:style style:name="T28" style:family="text">
      <style:text-properties fo:color="#a31515" style:font-name="ArialMT1" fo:font-size="12pt" fo:language="es" fo:country="MX" officeooo:rsid="00096999" style:font-size-asian="12pt" style:font-size-complex="12pt"/>
    </style:style>
    <style:style style:name="T29" style:family="text">
      <style:text-properties fo:color="#000000" style:font-name="Courier New" fo:font-size="10pt" fo:language="es" fo:country="MX" style:font-size-asian="10pt"/>
    </style:style>
    <style:style style:name="T30" style:family="text">
      <style:text-properties fo:color="#000000" style:font-name="Courier New" fo:font-size="10pt" fo:language="es" fo:country="MX" officeooo:rsid="00096999" style:font-size-asian="10pt"/>
    </style:style>
    <style:style style:name="T31" style:family="text">
      <style:text-properties fo:color="#000000" style:font-name="Arial" fo:font-size="10pt" fo:language="es" fo:country="MX" style:font-size-asian="10pt"/>
    </style:style>
    <style:style style:name="T32" style:family="text">
      <style:text-properties fo:color="#000000" style:font-name="Arial" fo:font-size="10pt" fo:language="es" fo:country="MX" officeooo:rsid="00096999" style:font-size-asian="10pt"/>
    </style:style>
    <style:style style:name="T33" style:family="text">
      <style:text-properties fo:color="#000000" style:font-name="ArialMT1" fo:font-size="10pt" fo:language="es" fo:country="MX" style:font-size-asian="10pt"/>
    </style:style>
    <style:style style:name="T34" style:family="text">
      <style:text-properties fo:color="#000000" style:font-name="ArialMT1" fo:font-size="10pt" fo:language="es" fo:country="MX" officeooo:rsid="00096999" style:font-size-asian="10pt"/>
    </style:style>
    <style:style style:name="T35" style:family="text">
      <style:text-properties fo:color="#000000" style:font-name="ArialMT1" fo:font-size="12pt" fo:language="es" fo:country="MX" style:font-size-asian="12pt" style:font-size-complex="12pt"/>
    </style:style>
    <style:style style:name="T36" style:family="text">
      <style:text-properties fo:color="#000000" style:font-name="ArialMT1" fo:font-size="12pt" fo:language="es" fo:country="MX" officeooo:rsid="00096999" style:font-size-asian="12pt" style:font-size-complex="12pt"/>
    </style:style>
    <style:style style:name="T37" style:family="text">
      <style:text-properties fo:color="#000000" style:font-name="ArialMT1" fo:language="es" fo:country="MX" fo:font-style="normal" officeooo:rsid="00096999" style:font-style-asian="normal" style:font-size-complex="12pt" style:font-style-complex="normal"/>
    </style:style>
    <style:style style:name="T38" style:family="text">
      <style:text-properties fo:color="#000000" style:font-name="ArialMT1" fo:language="es" fo:country="MX" officeooo:rsid="00096999" style:font-size-complex="12pt"/>
    </style:style>
    <style:style style:name="T39" style:family="text">
      <style:text-properties fo:color="#000000" style:font-name="ArialMT1" fo:language="es" fo:country="MX" officeooo:rsid="0007bb78"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erimientos:</text:p>
      <text:p text:style-name="P3">Mostrar Opción Empleado</text:p>
      <text:p text:style-name="P2"><text:span text:style-name="T2">E</text:span><text:span text:style-name="T1">l sistema debe mostrar la opción con el nombre “</text:span><text:span text:style-name="T2">Empleados”</text:span><text:span text:style-name="T1"> </text:span><text:span text:style-name="T2">en el sistema de nominas, para alta, bajas y cambios de empleados. </text:span></text:p>
      <text:p text:style-name="P4"/>
      <text:p text:style-name="P8">Mostrar apartado Nuevo</text:p>
      <text:p text:style-name="P1"><text:span text:style-name="T1">El sistema debe mostrar el apartado nuevo, en el cual se debe permitir dar de alta a un empleado, capturando </text:span><text:span text:style-name="T3">numero, </text:span><text:span text:style-name="T1">nombre, Rol y tipo.</text:span></text:p>
      <text:p text:style-name="P5"/>
      <text:p text:style-name="P12">Capturar número de empleado</text:p>
      <text:p text:style-name="P42"><text:span text:style-name="T7">El sistema debe permitir capturar </text:span><text:span text:style-name="T8">un n</text:span><text:span text:style-name="T9">ú</text:span><text:span text:style-name="T8">mero para el empleado y validar que sea un dato numérico de </text:span><text:span text:style-name="T7">un máximo y mínimo de </text:span><text:span text:style-name="T9">7</text:span><text:span text:style-name="T8"> caracteres</text:span><text:span text:style-name="T7">, </text:span><text:span text:style-name="T8">debe ser un dato de captura obligatoria</text:span><text:span text:style-name="T7">. En caso de capturar menos de 7 caracteres, </text:span><text:span text:style-name="T8">el sistema de enviar el mensaje </text:span><text:span text:style-name="T9">“</text:span><text:span text:style-name="T36">Favor de capturar un n</text:span><text:span text:style-name="T35">úmero de empleado</text:span><text:span text:style-name="T9">”, debe permitir presionar el botón “OK” para regresar a la pantalla de captura, posicionandolo en la caja de texto de número para capturar un número de empleado correcto.</text:span></text:p>
      <text:p text:style-name="P6"/>
      <text:p text:style-name="P13">Capturar n<text:span text:style-name="T12">ombre</text:span> de empleado</text:p>
      <text:p text:style-name="P42"><text:span text:style-name="T7">El sistema debe permitir capturar </text:span><text:span text:style-name="T8">un </text:span><text:span text:style-name="T9">nombre</text:span><text:span text:style-name="T8"> para el empleado y validar que </text:span><text:span text:style-name="T10">sólo se pueda capturar letras,</text:span><text:span text:style-name="T7"> máximo </text:span><text:span text:style-name="T10">50</text:span><text:span text:style-name="T8"> caracteres</text:span><text:span text:style-name="T7">, </text:span><text:span text:style-name="T8">debe ser un dato de captura obligatoria</text:span><text:span text:style-name="T7">. En caso de </text:span><text:span text:style-name="T10">dejar en blanco la caja de texto</text:span><text:span text:style-name="T7">, </text:span><text:span text:style-name="T8">el sistema de enviar el mensaje </text:span><text:span text:style-name="T9">“</text:span><text:span text:style-name="T36">Favor de capturar un nombre</text:span><text:span text:style-name="T9">”, debe permitir presionar el botón “OK” para regresar a la pantalla de captura, posicionandolo en la caja de texto de n</text:span><text:span text:style-name="T10">ombre</text:span><text:span text:style-name="T9"> para capturar un n</text:span><text:span text:style-name="T10">ombre</text:span><text:span text:style-name="T9"> de empleado correcto.</text:span></text:p>
      <text:p text:style-name="P7"/>
      <text:p text:style-name="P9">Mostrar apartado Rol</text:p>
      <text:p text:style-name="P14">El sistema debe mostrar un apartado con el nombre Rol, en el cual debe permitir seleccionar los diferentes Radio botones que aparezcan en el apartado. Mostrando <text:s/>por default el Rol Chófer.</text:p>
      <text:p text:style-name="P14"/>
      <text:p text:style-name="P10">Mostrar apartado <text:span text:style-name="T13">Tipo</text:span></text:p>
      <text:p text:style-name="P14">El sistema debe mostrar un apartado con el nombre Tipo, en el cual debe permitir seleccionar los diferentes Radio botones que aparezcan en el apartado. Mostrando <text:s/>por default el Rol Interno.</text:p>
      <text:p text:style-name="P14"/>
      <text:p text:style-name="P11">Guardar información</text:p>
      <text:p text:style-name="P15">El sistema debe permitir guardar la información capturada en la pantalla “Nuevo” al presionar el botón OK, validando que los campos obligatorios estén capturados.</text:p>
      <text:p text:style-name="P15"/>
      <text:p text:style-name="P16"><text:span text:style-name="T15">Cancelar captura</text:span> </text:p>
      <text:p text:style-name="P16">El sistema debe permitir borrar la información capturada<text:span text:style-name="T14"> en la pantalla “Nuevo” al presionar el botón </text:span>cancelar, regresando a la pantalla de empleado.</text:p>
      <text:p text:style-name="P16"/>
      <text:p text:style-name="P21">Mostrar apartado Buscar</text:p>
      <text:p text:style-name="P19">El sistema debe de mostrar el apartado buscar, en el cual debe permitir hacer la búsqueda de un empleado. </text:p>
      <text:p text:style-name="P19"/>
      <text:p text:style-name="P21">Capturar numero empleado</text:p>
      <text:p text:style-name="P20">El sistema debe permitir capturar un número de empleado y validar que sea un dato <text:soft-page-break/>numérico de un máximo y mínimo de 7 caracteres.En<text:span text:style-name="T17"> caso de capturar menos de 7 caracteres, </text:span><text:span text:style-name="T18">el sistema de enviar el mensaje </text:span><text:span text:style-name="T19">“</text:span><text:span text:style-name="T37">Favor de capturar un número de empleado</text:span><text:span text:style-name="T19">”, debe permitir presionar el botón “OK” para regresar a la pantalla de captura, posicionandolo en la caja de texto de número para capturar un número de empleado correcto. </text:span><text:span text:style-name="T16">Al darle a la tecla enter se llenara el </text:span><text:span text:style-name="T20">el campo nombre y el grid con la información que corresponda al numero de empleado capturado.</text:span></text:p>
      <text:p text:style-name="P19"><text:span text:style-name="T19"/></text:p>
      <text:p text:style-name="P21"><text:span text:style-name="T19">C</text:span><text:span text:style-name="T16">apturar nombre empleado</text:span></text:p>
      <text:p text:style-name="P23">El sistema debe permitir capturar <text:span text:style-name="T21">un nombre para el empleado y validar que sólo se pueda capturar letras,</text:span> máximo <text:span text:style-name="T22">50 caracteres</text:span>. </text:p>
      <text:p text:style-name="P23"/>
      <text:p text:style-name="P35">Buscar información </text:p>
      <text:p text:style-name="P27">El sistema debe permitir buscar la información en base el número o nombre capturado.</text:p>
      <text:p text:style-name="P27"/>
      <text:p text:style-name="P18"><text:span text:style-name="T15">Cancelar captura</text:span> </text:p>
      <text:p text:style-name="P29">El sistema debe permitir borrar la información capturada<text:span text:style-name="T14"> en la pantalla “Buscar” al presionar el botón </text:span>cancelar, regresando a la pantalla de empleado.</text:p>
      <text:p text:style-name="P29"/>
      <text:p text:style-name="P36">Mostrar apartado modificar</text:p>
      <text:p text:style-name="P30">El sistema debe mostrar el apartado modificar,en el cual debe permitir hacer la búsqueda de un empleado.</text:p>
      <text:p text:style-name="P30"/>
      <text:p text:style-name="P22">Capturar numero empleado</text:p>
      <text:p text:style-name="P26">El sistema debe permitir capturar <text:span text:style-name="T21">un número para el empleado y validar que sea un dato numérico de </text:span>un máximo y mínimo de <text:span text:style-name="T12">7 caracteres</text:span>, <text:span text:style-name="T21">debe ser un dato de captura obligatoria</text:span>. En caso de capturar menos de 7 caracteres, <text:span text:style-name="T21">el sistema de enviar el mensaje “</text:span><text:span text:style-name="T38">Favor de capturar un n</text:span><text:span text:style-name="T39">úmero de empleado</text:span><text:span text:style-name="T21">”, debe permitir presionar el botón “OK” para regresar a la pantalla de captura, posicionandolo en la caja de texto de número para capturar un número de empleado correcto. Al capturar el número se bloqueara la caja de texto para que no se pueda modificar el número de empleado.</text:span></text:p>
      <text:p text:style-name="P24"/>
      <text:p text:style-name="P36">Mostrar información</text:p>
      <text:p text:style-name="P30">El sistema debe mostrar la información del empleado al darle enter cuando se capture un numero de empleado.</text:p>
      <text:p text:style-name="P30"/>
      <text:p text:style-name="P36">Modificar capturad</text:p>
      <text:p text:style-name="P30">El sistema permite modificar la captura, solo se podrá modificar el nombre del empleado, el rol y el tipo.</text:p>
      <text:p text:style-name="P30"/>
      <text:p text:style-name="P18"><text:span text:style-name="T15">Cancelar captura</text:span> </text:p>
      <text:p text:style-name="P29">El sistema debe permitir borrar la información capturada<text:span text:style-name="T14"> en la pantalla “Modificar” al presionar el botón </text:span>cancelar, regresando a la pantalla de empleado.</text:p>
      <text:p text:style-name="P29"/>
      <text:p text:style-name="P37">Mostrar apartado eliminar</text:p>
      <text:p text:style-name="P31">El sistema debe mostrar el apartado eliminar,en el cual debe permitir eliminar un empleado.</text:p>
      <text:p text:style-name="P31"/>
      <text:p text:style-name="P38">Capturar número de empleado</text:p>
      <text:p text:style-name="P26">El sistema debe permitir capturar <text:span text:style-name="T21">un número para el empleado y validar que sea un dato numérico de </text:span>un máximo y mínimo de <text:span text:style-name="T12">7 caracteres</text:span>, <text:span text:style-name="T21">debe ser un dato de captura obligatoria</text:span>. <text:soft-page-break/>En caso de capturar menos de 7 caracteres, <text:span text:style-name="T21">el sistema de enviar el mensaje “</text:span><text:span text:style-name="T38">Favor de capturar un n</text:span><text:span text:style-name="T39">úmero de empleado</text:span><text:span text:style-name="T21">”, debe permitir presionar el botón “OK” para regresar a la pantalla de captura, posicionandolo en la caja de texto de número para capturar un número de empleado correcto.</text:span></text:p>
      <text:p text:style-name="P37">Mostrar nombre empleado</text:p>
      <text:p text:style-name="P31">El sistema debe mostrar el nombre del empleado que corresponde al numero capturado este campo sera solo de lectura.</text:p>
      <text:p text:style-name="P31"/>
      <text:p text:style-name="P37">Eliminar captura</text:p>
      <text:p text:style-name="P42"><text:span text:style-name="T11">El sistema debe permitir eliminar el empleado,al presionar el botón eliminar mandara el mensaje “</text:span><text:span text:style-name="T35">¿Desea eliminar al empleado?</text:span><text:span text:style-name="T11">” si le das que si eliminara la información.</text:span></text:p>
      <text:p text:style-name="P31"/>
      <text:p text:style-name="P40">Mostrar apartado captura de movimientos</text:p>
      <text:p text:style-name="P32">El sistema debe de mostrar el apartado captura de movimientos,el cual debe permitir calcular el sueldo mensual del empleados.</text:p>
      <text:p text:style-name="P32"/>
      <text:p text:style-name="P39">Capturar número de empleado</text:p>
      <text:p text:style-name="P26">El sistema debe permitir capturar <text:span text:style-name="T21">un número para el empleado y validar que sea un dato numérico de </text:span>un máximo y mínimo de <text:span text:style-name="T12">7 caracteres</text:span>, <text:span text:style-name="T21">debe ser un dato de captura obligatoria</text:span>. En caso de capturar menos de 7 caracteres, <text:span text:style-name="T21">el sistema de enviar el mensaje “</text:span><text:span text:style-name="T38">Favor de capturar un n</text:span><text:span text:style-name="T39">úmero de empleado</text:span><text:span text:style-name="T21">”, debe permitir presionar el botón “OK” para regresar a la pantalla de captura, posicionandolo en la caja de texto de número para capturar un número de empleado correcto.</text:span></text:p>
      <text:p text:style-name="P25"/>
      <text:p text:style-name="P40">Mostrar información del empleado</text:p>
      <text:p text:style-name="P32">El sistema debe mostrar el nombre y el rol del empleado al darle enter después de capturar el número de empleado, el campo nombre y rol serán solo de lectura.</text:p>
      <text:p text:style-name="P32"/>
      <text:p text:style-name="P40">Capturar horas trabajadas</text:p>
      <text:p text:style-name="P34">El sistema debe permitir capturar las horas trabajadas y validar que sea un dato numérico de un máximo de 5 caracteres.</text:p>
      <text:p text:style-name="P34"/>
      <text:p text:style-name="P41">Capturar fecha</text:p>
      <text:p text:style-name="P34">El sistema debe permitir capturar la fecha</text:p>
      <text:p text:style-name="P34"/>
      <text:p text:style-name="P41">Capturar cantidad de entregas</text:p>
      <text:p text:style-name="P34">El sistema debe permitir capturar el total de entregas que realizo el empleado y validar que sea un dato numérico de un máximo de 5 caracteres.</text:p>
      <text:p text:style-name="P34"/>
      <text:p text:style-name="P41">Mostrar turno cubierto</text:p>
      <text:p text:style-name="P34">El sistema debe mostrar este campo deshabilitado solo se habilitara cuando el tipo de empleado sea auxiliar.</text:p>
      <text:p text:style-name="P34"/>
      <text:p text:style-name="P41">Mostrar apartado rol</text:p>
      <text:p text:style-name="P34">El sistema debe mostrar este apartado deshabilitado solo se habilitara cuando el tipo de empleado sea auxiliar.</text:p>
      <text:p text:style-name="P34"/>
      <text:p text:style-name="P41"/>
      <text:p text:style-name="P41"/>
      <text:p text:style-name="P41"><text:soft-page-break/>Guardar información </text:p>
      <text:p text:style-name="P34">El sistema debe permitir calcular el sueldo mensual del empleado en base a lo capturado en la pantalla “captura de movimientos”.</text:p>
      <text:p text:style-name="P33"/>
      <text:p text:style-name="P31"/>
      <text:p text:style-name="P28"><text:span text:style-name="T19"/></text:p>
      <text:p text:style-name="P18"/>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face style:name="ArialMT1" svg:font-family="ArialMT" style:font-family-generic="swiss"/>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7:00:43.654000000</meta:creation-date>
    <dc:date>2018-07-17T13:38:53.465000000</dc:date>
    <meta:editing-duration>P1DT5H10M14S</meta:editing-duration>
    <meta:editing-cycles>11</meta:editing-cycles>
    <meta:generator>LibreOffice/4.2.3.3$Windows_x86 LibreOffice_project/882f8a0a489bc99a9e60c7905a60226254cb6ff0</meta:generator>
    <meta:document-statistic meta:table-count="0" meta:image-count="0" meta:object-count="0" meta:page-count="4" meta:paragraph-count="63" meta:word-count="1137" meta:character-count="6868" meta:non-whitespace-character-count="5784"/>
  </office:meta>
</office:document-meta>
</file>